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MapWrapp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Wrapper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Wrapper.put( Object k , 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Wrapper.putAll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Wrapper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ndleMapWrapper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ndleMapWrapper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Wrapp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Wrapper.remove( Object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Wrapper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Wrapper.contain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ndleMapWrapper.BundleMapWrapper(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Wrapper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Wrapp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MapWrapp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